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31995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704cm" style:rel-column-width="14279*"/>
    </style:style>
    <style:style style:name="Tabela2.B" style:family="table-column">
      <style:table-column-properties style:column-width="13.296cm" style:rel-column-width="51256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704cm" style:rel-column-width="14279*"/>
    </style:style>
    <style:style style:name="Tabela12.B" style:family="table-column">
      <style:table-column-properties style:column-width="13.296cm" style:rel-column-width="51256*"/>
    </style:style>
    <style:style style:name="Tabela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dddddd" fo:padding="0.097cm" fo:border="0.05pt solid #000000">
        <style:background-image/>
      </style:table-cell-properties>
    </style:style>
    <style:style style:name="Tabela1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704cm" style:rel-column-width="14279*"/>
    </style:style>
    <style:style style:name="Tabela3.B" style:family="table-column">
      <style:table-column-properties style:column-width="13.296cm" style:rel-column-width="51256*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dddddd" fo:padding="0.097cm" fo:border="0.05pt solid #000000">
        <style:background-image/>
      </style:table-cell-properties>
    </style:style>
    <style:style style:name="Tabe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704cm" style:rel-column-width="14279*"/>
    </style:style>
    <style:style style:name="Tabela4.B" style:family="table-column">
      <style:table-column-properties style:column-width="13.296cm" style:rel-column-width="51256*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704cm" style:rel-column-width="14279*"/>
    </style:style>
    <style:style style:name="Tabela5.B" style:family="table-column">
      <style:table-column-properties style:column-width="13.296cm" style:rel-column-width="51256*"/>
    </style:style>
    <style:style style:name="Tabe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6" style:family="table-row">
      <style:table-row-properties style:min-row-height="0.743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704cm" style:rel-column-width="14279*"/>
    </style:style>
    <style:style style:name="Tabela6.B" style:family="table-column">
      <style:table-column-properties style:column-width="13.296cm" style:rel-column-width="51256*"/>
    </style:style>
    <style:style style:name="Tabe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dddddd" fo:padding="0.097cm" fo:border="0.05pt solid #000000">
        <style:background-image/>
      </style:table-cell-properties>
    </style:style>
    <style:style style:name="Tabela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704cm" style:rel-column-width="14279*"/>
    </style:style>
    <style:style style:name="Tabela7.B" style:family="table-column">
      <style:table-column-properties style:column-width="13.296cm" style:rel-column-width="51256*"/>
    </style:style>
    <style:style style:name="Tabela7.1" style:family="table-row">
      <style:table-row-properties style:min-row-height="0.891cm"/>
    </style:style>
    <style:style style:name="Tabe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dddddd" fo:padding="0.097cm" fo:border="0.05pt solid #000000">
        <style:background-image/>
      </style:table-cell-properties>
    </style:style>
    <style:style style:name="Tabela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704cm" style:rel-column-width="14279*"/>
    </style:style>
    <style:style style:name="Tabela13.B" style:family="table-column">
      <style:table-column-properties style:column-width="13.296cm" style:rel-column-width="51256*"/>
    </style:style>
    <style:style style:name="Tabe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background-color="#dddddd" fo:padding="0.097cm" fo:border="0.05pt solid #000000">
        <style:background-image/>
      </style:table-cell-properties>
    </style:style>
    <style:style style:name="Tabela1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704cm" style:rel-column-width="14279*"/>
    </style:style>
    <style:style style:name="Tabela8.B" style:family="table-column">
      <style:table-column-properties style:column-width="13.296cm" style:rel-column-width="51256*"/>
    </style:style>
    <style:style style:name="Tabela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dddddd" fo:padding="0.097cm" fo:border="0.05pt solid #000000">
        <style:background-image/>
      </style:table-cell-properties>
    </style:style>
    <style:style style:name="Tabela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704cm" style:rel-column-width="14279*"/>
    </style:style>
    <style:style style:name="Tabela9.B" style:family="table-column">
      <style:table-column-properties style:column-width="13.296cm" style:rel-column-width="51256*"/>
    </style:style>
    <style:style style:name="Tabe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background-color="#dddddd" fo:padding="0.097cm" fo:border="0.05pt solid #000000">
        <style:background-image/>
      </style:table-cell-properties>
    </style:style>
    <style:style style:name="Tabela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704cm" style:rel-column-width="14279*"/>
    </style:style>
    <style:style style:name="Tabela10.B" style:family="table-column">
      <style:table-column-properties style:column-width="13.296cm" style:rel-column-width="51256*"/>
    </style:style>
    <style:style style:name="Tabe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dddddd" fo:padding="0.097cm" fo:border="0.05pt solid #000000">
        <style:background-image/>
      </style:table-cell-properties>
    </style:style>
    <style:style style:name="Tabela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704cm" style:rel-column-width="14279*"/>
    </style:style>
    <style:style style:name="Tabela11.B" style:family="table-column">
      <style:table-column-properties style:column-width="13.296cm" style:rel-column-width="51256*"/>
    </style:style>
    <style:style style:name="Tabela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dddddd" fo:padding="0.097cm" fo:border="0.05pt solid #000000">
        <style:background-image/>
      </style:table-cell-properties>
    </style:style>
    <style:style style:name="Tabela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704cm" style:rel-column-width="14279*"/>
    </style:style>
    <style:style style:name="Tabela14.B" style:family="table-column">
      <style:table-column-properties style:column-width="13.296cm" style:rel-column-width="51256*"/>
    </style:style>
    <style:style style:name="Tabela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dddddd" fo:padding="0.097cm" fo:border="0.05pt solid #000000">
        <style:background-image/>
      </style:table-cell-properties>
    </style:style>
    <style:style style:name="Tabela1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704cm" style:rel-column-width="14279*"/>
    </style:style>
    <style:style style:name="Tabela15.B" style:family="table-column">
      <style:table-column-properties style:column-width="13.296cm" style:rel-column-width="51256*"/>
    </style:style>
    <style:style style:name="Tabela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dddddd" fo:padding="0.097cm" fo:border="0.05pt solid #000000">
        <style:background-image/>
      </style:table-cell-properties>
    </style:style>
    <style:style style:name="Tabela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704cm" style:rel-column-width="14279*"/>
    </style:style>
    <style:style style:name="Tabela16.B" style:family="table-column">
      <style:table-column-properties style:column-width="13.296cm" style:rel-column-width="51256*"/>
    </style:style>
    <style:style style:name="Tabela1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dddddd" fo:padding="0.097cm" fo:border="0.05pt solid #000000">
        <style:background-image/>
      </style:table-cell-properties>
    </style:style>
    <style:style style:name="Tabela1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704cm" style:rel-column-width="14279*"/>
    </style:style>
    <style:style style:name="Tabela17.B" style:family="table-column">
      <style:table-column-properties style:column-width="13.296cm" style:rel-column-width="51256*"/>
    </style:style>
    <style:style style:name="Tabela1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fo:background-color="#dddddd" fo:padding="0.097cm" fo:border="0.05pt solid #000000">
        <style:background-image/>
      </style:table-cell-properties>
    </style:style>
    <style:style style:name="Tabela1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3.704cm" style:rel-column-width="14279*"/>
    </style:style>
    <style:style style:name="Tabela18.B" style:family="table-column">
      <style:table-column-properties style:column-width="13.296cm" style:rel-column-width="51256*"/>
    </style:style>
    <style:style style:name="Tabela1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fo:background-color="#dddddd" fo:padding="0.097cm" fo:border="0.05pt solid #000000">
        <style:background-image/>
      </style:table-cell-properties>
    </style:style>
    <style:style style:name="Tabela1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8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3.704cm" style:rel-column-width="14279*"/>
    </style:style>
    <style:style style:name="Tabela19.B" style:family="table-column">
      <style:table-column-properties style:column-width="13.296cm" style:rel-column-width="51256*"/>
    </style:style>
    <style:style style:name="Tabela1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fo:background-color="#dddddd" fo:padding="0.097cm" fo:border="0.05pt solid #000000">
        <style:background-image/>
      </style:table-cell-properties>
    </style:style>
    <style:style style:name="Tabela1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9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157ce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1b187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34e33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57ceb" officeooo:paragraph-rsid="00157ce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2902b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128f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39a4fd" officeooo:paragraph-rsid="0039a4fd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b1879"/>
    </style:style>
    <style:style style:name="P9" style:family="paragraph" style:parent-style-name="Standard">
      <style:paragraph-properties fo:text-align="center" style:justify-single-word="false"/>
      <style:text-properties officeooo:paragraph-rsid="001b1879"/>
    </style:style>
    <style:style style:name="P10" style:family="paragraph" style:parent-style-name="Standard">
      <style:paragraph-properties fo:text-align="center" style:justify-single-word="false"/>
      <style:text-properties officeooo:paragraph-rsid="002c6767"/>
    </style:style>
    <style:style style:name="P11" style:family="paragraph" style:parent-style-name="Standard">
      <style:text-properties officeooo:paragraph-rsid="002c6767"/>
    </style:style>
    <style:style style:name="P12" style:family="paragraph" style:parent-style-name="Standard">
      <style:text-properties officeooo:rsid="002eae5d" officeooo:paragraph-rsid="002eae5d"/>
    </style:style>
    <style:style style:name="P13" style:family="paragraph" style:parent-style-name="Standard">
      <style:text-properties officeooo:paragraph-rsid="002eae5d"/>
    </style:style>
    <style:style style:name="P14" style:family="paragraph" style:parent-style-name="Standard">
      <style:text-properties officeooo:paragraph-rsid="00305260"/>
    </style:style>
    <style:style style:name="P15" style:family="paragraph" style:parent-style-name="Standard">
      <style:text-properties officeooo:paragraph-rsid="003128fb"/>
    </style:style>
    <style:style style:name="P16" style:family="paragraph" style:parent-style-name="Standard">
      <style:text-properties officeooo:paragraph-rsid="00325d9f"/>
    </style:style>
    <style:style style:name="P17" style:family="paragraph" style:parent-style-name="Standard">
      <style:text-properties officeooo:paragraph-rsid="0037a9b1"/>
    </style:style>
    <style:style style:name="P18" style:family="paragraph" style:parent-style-name="Standard">
      <style:text-properties fo:font-weight="bold" officeooo:rsid="0039a4fd" officeooo:paragraph-rsid="0039a4f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1814d0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1b1879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2c676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2eae5d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0526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128f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25d9f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4e331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7a9b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officeooo:rsid="00172d24" officeooo:paragraph-rsid="00172d2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1c1d4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2eae5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0526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128f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25d9f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7a9b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86fe9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1c38e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219c72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2902bf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29b503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2c6767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2eae5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05260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128fb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25d9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4e331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7a9b1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1c7f45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219c7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2902bf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29b503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2c676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2eae5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0526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128f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25d9f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4e33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7a9b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1e39e3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2eae5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4e33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7a9b1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86fe9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1f8b01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2eae5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4e33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7a9b1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20d4f1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2902bf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2eae5d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128fb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4e331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7a9b1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219c7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05260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128fb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25d9f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86fe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26888e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2902b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2a95f5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2c676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05260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128fb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25d9f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86fe9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29b503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128fb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29b503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2c6767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128fb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25d9f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86fe9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2c6767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325d9f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2d107b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25d9f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86fe9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2eae5d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86fe9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12pt" officeooo:rsid="0034e331" officeooo:paragraph-rsid="0034e331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12pt" officeooo:rsid="0034e331" officeooo:paragraph-rsid="0037a9b1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1814d0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1b1879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2c6767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2eae5d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05260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128fb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25d9f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4e331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7a9b1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1a00ef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1b1879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2c6767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2eae5d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05260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128fb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25d9f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4e331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7a9b1" style:font-size-asian="12pt" style:font-weight-asian="bold" style:font-size-complex="12pt" style:font-weight-complex="bold"/>
    </style:style>
    <style:style style:name="P121" style:family="paragraph" style:parent-style-name="Standard">
      <style:text-properties officeooo:paragraph-rsid="00325d9f"/>
    </style:style>
    <style:style style:name="P122" style:family="paragraph" style:parent-style-name="Standard">
      <style:text-properties fo:font-weight="bold" officeooo:rsid="003b8ec7" officeooo:paragraph-rsid="003b8ec7" style:font-weight-asian="bold" style:font-weight-complex="bold"/>
    </style:style>
    <style:style style:name="P123" style:family="paragraph" style:parent-style-name="Standard">
      <style:text-properties officeooo:paragraph-rsid="003b8ec7"/>
    </style:style>
    <style:style style:name="P124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b8ec7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b8ec7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b8ec7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b8ec7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b8ec7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b8ec7" style:font-size-asian="12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b8ec7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b8ec7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b8ec7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b8ec7" style:font-size-asian="12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b8ec7" style:font-size-asian="12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12pt" officeooo:rsid="0034e331" officeooo:paragraph-rsid="003b8ec7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b8ec7" style:font-size-asian="12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b8ec7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b8ec7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b8ec7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3b8ec7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b8ec7" style:font-size-asian="12pt" style:font-size-complex="12pt"/>
    </style:style>
    <style:style style:name="T1" style:family="text">
      <style:text-properties officeooo:rsid="001e460e"/>
    </style:style>
    <style:style style:name="T2" style:family="text">
      <style:text-properties officeooo:rsid="001f8b01"/>
    </style:style>
    <style:style style:name="T3" style:family="text">
      <style:text-properties officeooo:rsid="0020d4f1"/>
    </style:style>
    <style:style style:name="T4" style:family="text">
      <style:text-properties officeooo:rsid="0021cb06"/>
    </style:style>
    <style:style style:name="T5" style:family="text">
      <style:text-properties officeooo:rsid="002303a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02bf" style:font-weight-asian="bold" style:font-weight-complex="bold"/>
    </style:style>
    <style:style style:name="T8" style:family="text">
      <style:text-properties fo:font-weight="bold" officeooo:rsid="002a95f5" style:font-weight-asian="bold" style:font-weight-complex="bold"/>
    </style:style>
    <style:style style:name="T9" style:family="text">
      <style:text-properties fo:font-weight="bold" officeooo:rsid="002d107b" style:font-weight-asian="bold" style:font-weight-complex="bold"/>
    </style:style>
    <style:style style:name="T10" style:family="text">
      <style:text-properties fo:font-weight="bold" officeooo:rsid="0034e331" style:font-weight-asian="bold" style:font-weight-complex="bold"/>
    </style:style>
    <style:style style:name="T11" style:family="text">
      <style:text-properties officeooo:rsid="002902bf"/>
    </style:style>
    <style:style style:name="T12" style:family="text">
      <style:text-properties officeooo:rsid="0029b503"/>
    </style:style>
    <style:style style:name="T13" style:family="text">
      <style:text-properties officeooo:rsid="002c6767"/>
    </style:style>
    <style:style style:name="T14" style:family="text">
      <style:text-properties officeooo:rsid="002d107b"/>
    </style:style>
    <style:style style:name="T15" style:family="text">
      <style:text-properties officeooo:rsid="002e1b94"/>
    </style:style>
    <style:style style:name="T16" style:family="text">
      <style:text-properties officeooo:rsid="002eae5d"/>
    </style:style>
    <style:style style:name="T17" style:family="text">
      <style:text-properties officeooo:rsid="00305260"/>
    </style:style>
    <style:style style:name="T18" style:family="text">
      <style:text-properties officeooo:rsid="003128fb"/>
    </style:style>
    <style:style style:name="T19" style:family="text">
      <style:text-properties officeooo:rsid="00325d9f"/>
    </style:style>
    <style:style style:name="T20" style:family="text">
      <style:text-properties officeooo:rsid="00330060"/>
    </style:style>
    <style:style style:name="T21" style:family="text">
      <style:text-properties officeooo:rsid="0034e331"/>
    </style:style>
    <style:style style:name="T22" style:family="text">
      <style:text-properties officeooo:rsid="0036b000"/>
    </style:style>
    <style:style style:name="T23" style:family="text">
      <style:text-properties officeooo:rsid="0037a9b1"/>
    </style:style>
    <style:style style:name="T24" style:family="text">
      <style:text-properties officeooo:rsid="00386fe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6b000" style:font-style-asian="italic" style:font-style-complex="italic"/>
    </style:style>
    <style:style style:name="T27" style:family="text">
      <style:text-properties officeooo:rsid="0039a4fd"/>
    </style:style>
    <style:style style:name="T28" style:family="text">
      <style:text-properties officeooo:rsid="003b3ec7"/>
    </style:style>
    <style:style style:name="T29" style:family="text">
      <style:text-properties officeooo:rsid="003b8ec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oteiro de <text:span text:style-name="T20">t</text:span>estes <text:span text:style-name="T20">manuais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>Projeto: InfoSaude - AC</text:p>
          </table:table-cell>
          <table:table-cell table:style-name="Tabela1.B1" office:value-type="string">
            <text:p text:style-name="P28">Autor: Elisângela de Souza</text:p>
          </table:table-cell>
        </table:table-row>
        <table:table-row>
          <table:table-cell table:style-name="Tabela1.A2" office:value-type="string">
            <text:p text:style-name="P28"><text:span text:style-name="T20">Iteração</text:span>: <text:span text:style-name="T20">3</text:span></text:p>
          </table:table-cell>
          <table:table-cell table:style-name="Tabela1.B2" office:value-type="string">
            <text:p text:style-name="P28">Data: 18/05/2015</text:p>
          </table:table-cell>
        </table:table-row>
      </table:table>
      <text:p text:style-name="P1"/>
      <text:p text:style-name="P1"/>
      <text:p text:style-name="P7">RECEPCIONISTA</text:p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3">Contador:</text:p>
          </table:table-cell>
          <table:table-cell table:style-name="Tabela2.B1" office:value-type="string">
            <text:p text:style-name="P19">001</text:p>
          </table:table-cell>
        </table:table-row>
        <table:table-row>
          <table:table-cell table:style-name="Tabela2.A2" office:value-type="string">
            <text:p text:style-name="P103">Criticidade:</text:p>
          </table:table-cell>
          <table:table-cell table:style-name="Tabela2.B2" office:value-type="string">
            <text:p text:style-name="P19">Alta</text:p>
          </table:table-cell>
        </table:table-row>
        <table:table-row>
          <table:table-cell table:style-name="Tabela2.A2" office:value-type="string">
            <text:p text:style-name="P103">Localização:</text:p>
          </table:table-cell>
          <table:table-cell table:style-name="Tabela2.B2" office:value-type="string">
            <text:p text:style-name="P29"><text:span text:style-name="T24">Recepcionista</text:span> &gt; Novo cadastro</text:p>
          </table:table-cell>
        </table:table-row>
        <table:table-row>
          <table:table-cell table:style-name="Tabela2.A2" office:value-type="string">
            <text:p text:style-name="P103">Objeto de teste</text:p>
          </table:table-cell>
          <table:table-cell table:style-name="Tabela2.B2" office:value-type="string">
            <text:p text:style-name="P36">Operações referentes a inserção de dados</text:p>
          </table:table-cell>
        </table:table-row>
        <table:table-row>
          <table:table-cell table:style-name="Tabela2.A2" office:value-type="string">
            <text:p text:style-name="P102">Caso de teste</text:p>
          </table:table-cell>
          <table:table-cell table:style-name="Tabela2.B2" office:value-type="string">
            <text:p text:style-name="P36"><text:bookmark-start text:name="__DdeLink__214_1234157524"/>Testar o funcionamento do botão “<text:span text:style-name="T1">S</text:span>alvar”<text:bookmark-end text:name="__DdeLink__214_1234157524"/></text:p>
          </table:table-cell>
        </table:table-row>
        <table:table-row>
          <table:table-cell table:style-name="Tabela2.A2" office:value-type="string">
            <text:p text:style-name="P103">Pré-condição:</text:p>
          </table:table-cell>
          <table:table-cell table:style-name="Tabela2.B2" office:value-type="string">
            <text:p text:style-name="P47">Usuário responsável pelo cadastro de equipe médica</text:p>
          </table:table-cell>
        </table:table-row>
        <table:table-row>
          <table:table-cell table:style-name="Tabela2.A2" office:value-type="string">
            <text:p text:style-name="P112">Procedimento</text:p>
          </table:table-cell>
          <table:table-cell table:style-name="Tabela2.B2" office:value-type="string">
            <text:p text:style-name="P62"><text:span text:style-name="T6">1. </text:span>Acessar a tela <text:span text:style-name="T15">pelo menu lateral</text:span>: <text:span text:style-name="T24">Recepcionista</text:span> &gt; Novo cadastro.</text:p>
            <text:p text:style-name="P58"><text:span text:style-name="T6">2.</text:span> Preencher todos os campos obrigatórios.</text:p>
            <text:p text:style-name="P58"><text:span text:style-name="T6">3.</text:span> Preencher os demais campos contido nas abas: Pessoal, Contato, Endereço, Documentação. </text:p>
            <text:p text:style-name="P58"><text:span text:style-name="T6">4.</text:span> <text:span text:style-name="T1">Clicar no botão “Salvar”.</text:span></text:p>
          </table:table-cell>
        </table:table-row>
        <table:table-row>
          <table:table-cell table:style-name="Tabela2.A2" office:value-type="string">
            <text:p text:style-name="P112">Resultado esperado:</text:p>
          </table:table-cell>
          <table:table-cell table:style-name="Tabela2.B2" office:value-type="string">
            <text:p text:style-name="P99"><text:span text:style-name="T6">1.</text:span> <text:span text:style-name="T2">O sistema atualizará no Banco de Dados os dados referentes à “Recepcionista”.</text:span></text:p>
            <text:p text:style-name="P63"><text:span text:style-name="T6">2.</text:span> <text:span text:style-name="T3">O sistema exibirá a mesma tela em que estava.</text:span></text:p>
            <text:p text:style-name="P67"><text:span text:style-name="T6">3.</text:span> O sistema exibirá a mensagem padrão de operação realizada com sucesso.</text:p>
          </table:table-cell>
        </table:table-row>
      </table:table>
      <text:p text:style-name="P1"/>
      <text:p text:style-name="P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0">Contador:</text:p>
          </table:table-cell>
          <table:table-cell table:style-name="Tabela12.B1" office:value-type="string">
            <text:p text:style-name="P26">00<text:span text:style-name="T21">2</text:span></text:p>
          </table:table-cell>
        </table:table-row>
        <table:table-row>
          <table:table-cell table:style-name="Tabela12.A2" office:value-type="string">
            <text:p text:style-name="P110">Criticidade:</text:p>
          </table:table-cell>
          <table:table-cell table:style-name="Tabela12.B2" office:value-type="string">
            <text:p text:style-name="P26">Alta</text:p>
          </table:table-cell>
        </table:table-row>
        <table:table-row>
          <table:table-cell table:style-name="Tabela12.A2" office:value-type="string">
            <text:p text:style-name="P110">Localização:</text:p>
          </table:table-cell>
          <table:table-cell table:style-name="Tabela12.B2" office:value-type="string">
            <text:p text:style-name="P35"><text:span text:style-name="T24">Recepcionista</text:span> &gt; Novo cadastro</text:p>
          </table:table-cell>
        </table:table-row>
        <table:table-row>
          <table:table-cell table:style-name="Tabela12.A2" office:value-type="string">
            <text:p text:style-name="P110">Objeto de teste</text:p>
          </table:table-cell>
          <table:table-cell table:style-name="Tabela12.B2" office:value-type="string">
            <text:p text:style-name="P100">Verificação de máscaras</text:p>
          </table:table-cell>
        </table:table-row>
        <table:table-row>
          <table:table-cell table:style-name="Tabela12.A2" office:value-type="string">
            <text:p text:style-name="P110">Caso de teste</text:p>
          </table:table-cell>
          <table:table-cell table:style-name="Tabela12.B2" office:value-type="string">
            <text:p text:style-name="P45"><text:bookmark-start text:name="__DdeLink__214_12341575242"/>Testar o funcionamento do botão “<text:span text:style-name="T1">S</text:span>alvar”<text:bookmark-end text:name="__DdeLink__214_12341575242"/></text:p>
          </table:table-cell>
        </table:table-row>
        <table:table-row>
          <table:table-cell table:style-name="Tabela12.A2" office:value-type="string">
            <text:p text:style-name="P110">Pré-condição:</text:p>
          </table:table-cell>
          <table:table-cell table:style-name="Tabela12.B2" office:value-type="string">
            <text:p text:style-name="P56">Usuário responsável pelo cadastro de equipe médica</text:p>
          </table:table-cell>
        </table:table-row>
        <table:table-row>
          <table:table-cell table:style-name="Tabela12.A2" office:value-type="string">
            <text:p text:style-name="P119">Procedimento</text:p>
          </table:table-cell>
          <table:table-cell table:style-name="Tabela12.B2" office:value-type="string">
            <text:p text:style-name="P62"><text:span text:style-name="T6">1. </text:span>Acessar a tela <text:span text:style-name="T15">pelo menu lateral</text:span>: <text:span text:style-name="T24">Recepcionista</text:span> &gt; Novo cadastro.</text:p>
            <text:p text:style-name="P60"><text:span text:style-name="T6">2.</text:span> Preencher todos os campos obrigatórios.</text:p>
            <text:p text:style-name="P60"><text:span text:style-name="T6">3.</text:span> Preencher os demais campos contido nas abas: Pessoal, Contato, Endereço, Documentação. </text:p>
            <text:p text:style-name="P100"><text:span text:style-name="T6">4.</text:span> Digitar no campo CPF, uma <text:span text:style-name="T25">string</text:span> qualquer ou carácter diferente de números.</text:p>
            <text:p text:style-name="P60"><text:soft-page-break/><text:span text:style-name="T10">5</text:span><text:span text:style-name="T6">.</text:span> <text:span text:style-name="T1">Clicar no botão “Salvar”.</text:span></text:p>
          </table:table-cell>
        </table:table-row>
        <table:table-row>
          <table:table-cell table:style-name="Tabela12.A2" office:value-type="string">
            <text:p text:style-name="P119">Resultado esperado:</text:p>
          </table:table-cell>
          <table:table-cell table:style-name="Tabela12.B2" office:value-type="string">
            <text:p text:style-name="P100"><text:span text:style-name="T6">1.</text:span> O sistema deve impedir que o usuário <text:span text:style-name="T22">digite uma </text:span><text:span text:style-name="T26">string</text:span><text:span text:style-name="T22"> nesse campo, permitindo apenas inteiros com 11 dígitos</text:span>.</text:p>
            <text:p text:style-name="P65"><text:span text:style-name="T6">2.</text:span> <text:span text:style-name="T3">O sistema exibirá a mesma tela em que estava, com o campo em questão marcado na cor vermelha.</text:span></text:p>
            <text:p text:style-name="P71"><text:span text:style-name="T6">3.</text:span> O sistema exibirá a mensagem padrão de <text:span text:style-name="T21">erro.</text:span></text:p>
          </table:table-cell>
        </table:table-row>
      </table:table>
      <text:p text:style-name="P3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4">Contador:</text:p>
          </table:table-cell>
          <table:table-cell table:style-name="Tabela3.B1" office:value-type="string">
            <text:p text:style-name="P20">00<text:span text:style-name="T23">3</text:span></text:p>
          </table:table-cell>
        </table:table-row>
        <table:table-row>
          <table:table-cell table:style-name="Tabela3.A2" office:value-type="string">
            <text:p text:style-name="P104">Criticidade:</text:p>
          </table:table-cell>
          <table:table-cell table:style-name="Tabela3.B2" office:value-type="string">
            <text:p text:style-name="P73">Média</text:p>
          </table:table-cell>
        </table:table-row>
        <table:table-row>
          <table:table-cell table:style-name="Tabela3.A2" office:value-type="string">
            <text:p text:style-name="P104">Localização:</text:p>
          </table:table-cell>
          <table:table-cell table:style-name="Tabela3.B2" office:value-type="string">
            <text:p text:style-name="P35"><text:span text:style-name="T24">Recepcionista</text:span> &gt; Novo cadastro</text:p>
          </table:table-cell>
        </table:table-row>
        <table:table-row>
          <table:table-cell table:style-name="Tabela3.A2" office:value-type="string">
            <text:p text:style-name="P104">Objeto de teste</text:p>
          </table:table-cell>
          <table:table-cell table:style-name="Tabela3.B2" office:value-type="string">
            <text:p text:style-name="P37">Operações referentes a inserção de dados</text:p>
          </table:table-cell>
        </table:table-row>
        <table:table-row>
          <table:table-cell table:style-name="Tabela3.A2" office:value-type="string">
            <text:p text:style-name="P104">Caso de teste</text:p>
          </table:table-cell>
          <table:table-cell table:style-name="Tabela3.B2" office:value-type="string">
            <text:p text:style-name="P37"><text:bookmark-start text:name="__DdeLink__226_1234157524"/>Testar o funcionamento do botão “<text:span text:style-name="T4">Cancelar</text:span>”<text:bookmark-end text:name="__DdeLink__226_1234157524"/></text:p>
          </table:table-cell>
        </table:table-row>
        <table:table-row>
          <table:table-cell table:style-name="Tabela3.A2" office:value-type="string">
            <text:p text:style-name="P104">Pré-condição:</text:p>
          </table:table-cell>
          <table:table-cell table:style-name="Tabela3.B2" office:value-type="string">
            <text:p text:style-name="P48">Usuário responsável pelo cadastro de equipe médica</text:p>
          </table:table-cell>
        </table:table-row>
        <table:table-row>
          <table:table-cell table:style-name="Tabela3.A2" office:value-type="string">
            <text:p text:style-name="P113">Procedimento</text:p>
          </table:table-cell>
          <table:table-cell table:style-name="Tabela3.B2" office:value-type="string">
            <text:p text:style-name="P77"><text:span text:style-name="T6">1.</text:span> Acessar a tela <text:span text:style-name="T4">Pesquisa de cadastro de recepcionista clicando no botão</text:span>: Pesquisa de <text:span text:style-name="T24">Recepcionista</text:span> &gt; Ações &gt; Edição.</text:p>
            <text:p text:style-name="P77"><text:span text:style-name="T6">2.</text:span> <text:span text:style-name="T5">Escolher um dos campos para alterar com uma nova informação no formulário de edição de <text:s/>“Recepcionista”</text:span></text:p>
            <text:p text:style-name="P78"><text:span text:style-name="T6">3.</text:span> Clicar no botão “Cancelar”.</text:p>
          </table:table-cell>
        </table:table-row>
        <table:table-row>
          <table:table-cell table:style-name="Tabela3.A2" office:value-type="string">
            <text:p text:style-name="P113">Resultado esperado:</text:p>
          </table:table-cell>
          <table:table-cell table:style-name="Tabela3.B2" office:value-type="string">
            <text:p text:style-name="P85"><text:span text:style-name="T6">1.</text:span> O sistema voltará para página de “Pesquisa de cadastro de <text:span text:style-name="T24">recepcionista</text:span>”, com os antigos valores do cadastro do técnico em enfermagem de cada campo não alterados.</text:p>
          </table:table-cell>
        </table:table-row>
      </table:table>
      <text:p text:style-name="P8"/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4">Contador:</text:p>
          </table:table-cell>
          <table:table-cell table:style-name="Tabela4.B1" office:value-type="string">
            <text:p text:style-name="P20">00<text:span text:style-name="T23">4</text:span></text:p>
          </table:table-cell>
        </table:table-row>
        <table:table-row>
          <table:table-cell table:style-name="Tabela4.A2" office:value-type="string">
            <text:p text:style-name="P104">Criticidade:</text:p>
          </table:table-cell>
          <table:table-cell table:style-name="Tabela4.B2" office:value-type="string">
            <text:p text:style-name="P86">Média</text:p>
          </table:table-cell>
        </table:table-row>
        <table:table-row>
          <table:table-cell table:style-name="Tabela4.A2" office:value-type="string">
            <text:p text:style-name="P104">Localização:</text:p>
          </table:table-cell>
          <table:table-cell table:style-name="Tabela4.B2" office:value-type="string">
            <text:p text:style-name="P35"><text:span text:style-name="T24">Recepcionista</text:span> &gt; Novo cadastro</text:p>
          </table:table-cell>
        </table:table-row>
        <table:table-row>
          <table:table-cell table:style-name="Tabela4.A2" office:value-type="string">
            <text:p text:style-name="P104">Objeto de teste</text:p>
          </table:table-cell>
          <table:table-cell table:style-name="Tabela4.B2" office:value-type="string">
            <text:p text:style-name="P38">Operações referentes a inserção de dados</text:p>
          </table:table-cell>
        </table:table-row>
        <table:table-row>
          <table:table-cell table:style-name="Tabela4.A2" office:value-type="string">
            <text:p text:style-name="P104">Caso de teste</text:p>
          </table:table-cell>
          <table:table-cell table:style-name="Tabela4.B2" office:value-type="string">
            <text:p text:style-name="P38">Testar o funcionamento do botão “<text:span text:style-name="T11">Editar</text:span>”</text:p>
          </table:table-cell>
        </table:table-row>
        <table:table-row>
          <table:table-cell table:style-name="Tabela4.A2" office:value-type="string">
            <text:p text:style-name="P104">Pré-condição:</text:p>
          </table:table-cell>
          <table:table-cell table:style-name="Tabela4.B2" office:value-type="string">
            <text:p text:style-name="P49">Usuário responsável pelo cadastro de equipe médica</text:p>
          </table:table-cell>
        </table:table-row>
        <table:table-row>
          <table:table-cell table:style-name="Tabela4.A2" office:value-type="string">
            <text:p text:style-name="P113">Procedimento</text:p>
          </table:table-cell>
          <table:table-cell table:style-name="Tabela4.B2" office:value-type="string">
            <text:p text:style-name="P77"><text:span text:style-name="T6">1.</text:span> Acessar a tela “<text:span text:style-name="T4">Pesquisa de cadastro de Recepcionista” clicando no botão</text:span>: Pesquisa de <text:span text:style-name="T24">Recepcionista</text:span> &gt; Ações &gt; Edição.</text:p>
            <text:p text:style-name="P77"><text:span text:style-name="T6">2.</text:span> <text:span text:style-name="T5">Escolher um dos campos para alterar com uma nova informação no formulário de edição de <text:s/>“Recepcionista”</text:span></text:p>
            <text:p text:style-name="P79"><text:span text:style-name="T6">3.</text:span> Clicar no botão “<text:span text:style-name="T11">Salvar</text:span>”.</text:p>
          </table:table-cell>
        </table:table-row>
        <table:table-row>
          <table:table-cell table:style-name="Tabela4.A2" office:value-type="string">
            <text:p text:style-name="P113">Resultado esperado:</text:p>
          </table:table-cell>
          <table:table-cell table:style-name="Tabela4.B2" office:value-type="string">
            <text:p text:style-name="P5"><text:span text:style-name="T7">1.</text:span><text:span text:style-name="T11"> O sistema exibirá a mesma tela em que estava.</text:span></text:p>
            <text:p text:style-name="P68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8"/>
      <text:p text:style-name="P8"/>
      <text:p text:style-name="P9"/>
      <text:p text:style-name="P9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4">Contador:</text:p>
          </table:table-cell>
          <table:table-cell table:style-name="Tabela5.B1" office:value-type="string">
            <text:p text:style-name="P20">00<text:span text:style-name="T23">5</text:span></text:p>
          </table:table-cell>
        </table:table-row>
        <table:table-row>
          <table:table-cell table:style-name="Tabela5.A2" office:value-type="string">
            <text:p text:style-name="P104">Criticidade:</text:p>
          </table:table-cell>
          <table:table-cell table:style-name="Tabela5.B2" office:value-type="string">
            <text:p text:style-name="P86">Baixa</text:p>
          </table:table-cell>
        </table:table-row>
        <table:table-row>
          <table:table-cell table:style-name="Tabela5.A2" office:value-type="string">
            <text:p text:style-name="P104">Localização:</text:p>
          </table:table-cell>
          <table:table-cell table:style-name="Tabela5.B2" office:value-type="string">
            <text:p text:style-name="P35"><text:span text:style-name="T24">Recepcionista</text:span> &gt; Novo cadastro</text:p>
          </table:table-cell>
        </table:table-row>
        <table:table-row>
          <table:table-cell table:style-name="Tabela5.A2" office:value-type="string">
            <text:p text:style-name="P104">Objeto de teste</text:p>
          </table:table-cell>
          <table:table-cell table:style-name="Tabela5.B2" office:value-type="string">
            <text:p text:style-name="P39">Operações referentes a <text:span text:style-name="T27">manutenção</text:span> de dados</text:p>
          </table:table-cell>
        </table:table-row>
        <table:table-row>
          <table:table-cell table:style-name="Tabela5.A2" office:value-type="string">
            <text:p text:style-name="P104">Caso de teste</text:p>
          </table:table-cell>
          <table:table-cell table:style-name="Tabela5.B2" office:value-type="string">
            <text:p text:style-name="P39">Testar o funcionamento do botão “<text:span text:style-name="T12">Visualizar</text:span>”</text:p>
          </table:table-cell>
        </table:table-row>
        <table:table-row table:style-name="Tabela5.6">
          <table:table-cell table:style-name="Tabela5.A2" office:value-type="string">
            <text:p text:style-name="P104">Pré-condição:</text:p>
          </table:table-cell>
          <table:table-cell table:style-name="Tabela5.B2" office:value-type="string">
            <text:p text:style-name="P50">Usuário responsável pelo cadastro de equipe médica</text:p>
          </table:table-cell>
        </table:table-row>
        <table:table-row>
          <table:table-cell table:style-name="Tabela5.A2" office:value-type="string">
            <text:p text:style-name="P113">Procedimento</text:p>
          </table:table-cell>
          <table:table-cell table:style-name="Tabela5.B2" office:value-type="string">
            <text:p text:style-name="P77"><text:span text:style-name="T6">1.</text:span> Acessar a tela <text:span text:style-name="T4">Pesquisa de cadastro de Recepcionista clicando no botão</text:span>: Pesquisa de <text:span text:style-name="T24">Recepcionista</text:span> &gt; Ações &gt; <text:span text:style-name="T12">Visualiza detalhes da linha selecionada</text:span>.</text:p>
            <text:p text:style-name="P88"/>
          </table:table-cell>
        </table:table-row>
        <table:table-row>
          <table:table-cell table:style-name="Tabela5.A2" office:value-type="string">
            <text:p text:style-name="P113">Resultado esperado:</text:p>
          </table:table-cell>
          <table:table-cell table:style-name="Tabela5.B2" office:value-type="string">
            <text:p text:style-name="P77"><text:span text:style-name="T8">1</text:span><text:span text:style-name="T6">.</text:span> <text:span text:style-name="T12">O sistema exibe a tela “Detalhes do cadastro – Recepcionista”, com as informações do cadastro selecionado.</text:span></text:p>
            <text:p text:style-name="P80"><text:span text:style-name="T8">2</text:span><text:span text:style-name="T6">.</text:span> Clicar no botão “<text:span text:style-name="T12">Voltar para pesquisa</text:span>”.</text:p>
            <text:p text:style-name="P92"><text:span text:style-name="T6">3.</text:span> O sistema voltará para tela “Pesquisa de cadastro – <text:span text:style-name="T24">Recepcionista</text:span>”.</text:p>
          </table:table-cell>
        </table:table-row>
      </table:table>
      <text:p text:style-name="P8"/>
      <text:p text:style-name="P8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5">Contador:</text:p>
          </table:table-cell>
          <table:table-cell table:style-name="Tabela6.B1" office:value-type="string">
            <text:p text:style-name="P21">00<text:span text:style-name="T23">6</text:span></text:p>
          </table:table-cell>
        </table:table-row>
        <table:table-row>
          <table:table-cell table:style-name="Tabela6.A2" office:value-type="string">
            <text:p text:style-name="P105">Criticidade:</text:p>
          </table:table-cell>
          <table:table-cell table:style-name="Tabela6.B2" office:value-type="string">
            <text:p text:style-name="P93">Média</text:p>
          </table:table-cell>
        </table:table-row>
        <table:table-row>
          <table:table-cell table:style-name="Tabela6.A2" office:value-type="string">
            <text:p text:style-name="P105">Localização:</text:p>
          </table:table-cell>
          <table:table-cell table:style-name="Tabela6.B2" office:value-type="string">
            <text:p text:style-name="P35"><text:span text:style-name="T24">Recepcionista</text:span> &gt; Novo cadastro</text:p>
          </table:table-cell>
        </table:table-row>
        <table:table-row>
          <table:table-cell table:style-name="Tabela6.A2" office:value-type="string">
            <text:p text:style-name="P105">Objeto de teste</text:p>
          </table:table-cell>
          <table:table-cell table:style-name="Tabela6.B2" office:value-type="string">
            <text:p text:style-name="P40">Operações referentes a <text:span text:style-name="T27">manutenção</text:span> de dados</text:p>
          </table:table-cell>
        </table:table-row>
        <table:table-row>
          <table:table-cell table:style-name="Tabela6.A2" office:value-type="string">
            <text:p text:style-name="P105">Caso de teste</text:p>
          </table:table-cell>
          <table:table-cell table:style-name="Tabela6.B2" office:value-type="string">
            <text:p text:style-name="P40">Testar o funcionamento do botão “<text:span text:style-name="T13">Excluir</text:span>”</text:p>
          </table:table-cell>
        </table:table-row>
        <table:table-row>
          <table:table-cell table:style-name="Tabela6.A2" office:value-type="string">
            <text:p text:style-name="P105">Pré-condição:</text:p>
          </table:table-cell>
          <table:table-cell table:style-name="Tabela6.B2" office:value-type="string">
            <text:p text:style-name="P51">Usuário responsável pelo cadastro de equipe médica</text:p>
          </table:table-cell>
        </table:table-row>
        <table:table-row>
          <table:table-cell table:style-name="Tabela6.A2" office:value-type="string">
            <text:p text:style-name="P114">Procedimento</text:p>
          </table:table-cell>
          <table:table-cell table:style-name="Tabela6.B2" office:value-type="string">
            <text:p text:style-name="P77"><text:span text:style-name="T6">1.</text:span> Acessar a tela <text:span text:style-name="T4">Pesquisa de cadastro de Recepcionista clicando no botão</text:span>: Pesquisa de <text:span text:style-name="T24">Recepcionista</text:span> &gt; Ações &gt; <text:span text:style-name="T13">Excluir a linha selecionada</text:span>.</text:p>
            <text:p text:style-name="P89"/>
          </table:table-cell>
        </table:table-row>
        <table:table-row>
          <table:table-cell table:style-name="Tabela6.A2" office:value-type="string">
            <text:p text:style-name="P114">Resultado esperado:</text:p>
          </table:table-cell>
          <table:table-cell table:style-name="Tabela6.B2" office:value-type="string">
            <text:p text:style-name="P77"><text:span text:style-name="T8">1</text:span><text:span text:style-name="T6">.</text:span> <text:span text:style-name="T12">O sistema exibirá um caixa “Exclusão de cadastro – Recepcionista”, com a seguinte informação: Deseja realmente excluir o cadastro de Recepcionista?</text:span></text:p>
            <text:p text:style-name="P81"><text:span text:style-name="T8">2</text:span><text:span text:style-name="T6">.</text:span> Clicar no botão “<text:span text:style-name="T14">Não</text:span>”.</text:p>
            <text:p text:style-name="P97"><text:span text:style-name="T6">3.</text:span> O sistema voltará para tela “Pesquisa de cadastro – <text:span text:style-name="T24">Recepcionista</text:span>”</text:p>
            <text:p text:style-name="P95"><text:span text:style-name="T6">4.</text:span> Clicar no botão “Sim”.</text:p>
            <text:p text:style-name="P92"><text:span text:style-name="T9">5</text:span><text:span text:style-name="T6">.</text:span> O sistema voltará para tela “Pesquisa de cadastro – <text:span text:style-name="T24">Recepcionista</text:span>”.</text:p>
            <text:p text:style-name="P97"><text:span text:style-name="T6">6.</text:span> O sistema excluíra a linha equivalente ao <text:span text:style-name="T24">recepcionista</text:span> escolhido para exclusão.</text:p>
          </table:table-cell>
        </table:table-row>
      </table:table>
      <text:p text:style-name="P11"/>
      <text:p text:style-name="P11"/>
      <text:p text:style-name="P18">PACIENTE</text:p>
      <text:p text:style-name="P12"><text:soft-page-break/></text:p>
      <text:p text:style-name="P1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06">Contador:</text:p>
          </table:table-cell>
          <table:table-cell table:style-name="Tabela7.B1" office:value-type="string">
            <text:p text:style-name="P22">00<text:span text:style-name="T23">7</text:span></text:p>
          </table:table-cell>
        </table:table-row>
        <table:table-row>
          <table:table-cell table:style-name="Tabela7.A2" office:value-type="string">
            <text:p text:style-name="P106">Criticidade:</text:p>
          </table:table-cell>
          <table:table-cell table:style-name="Tabela7.B2" office:value-type="string">
            <text:p text:style-name="P22">Alta</text:p>
          </table:table-cell>
        </table:table-row>
        <table:table-row>
          <table:table-cell table:style-name="Tabela7.A2" office:value-type="string">
            <text:p text:style-name="P106">Localização:</text:p>
          </table:table-cell>
          <table:table-cell table:style-name="Tabela7.B2" office:value-type="string">
            <text:p text:style-name="P30"><text:span text:style-name="T16">Paciente</text:span> &gt; Novo cadastro</text:p>
          </table:table-cell>
        </table:table-row>
        <table:table-row>
          <table:table-cell table:style-name="Tabela7.A2" office:value-type="string">
            <text:p text:style-name="P106">Objeto de teste</text:p>
          </table:table-cell>
          <table:table-cell table:style-name="Tabela7.B2" office:value-type="string">
            <text:p text:style-name="P41">Operações referentes a inserção de dados</text:p>
          </table:table-cell>
        </table:table-row>
        <table:table-row>
          <table:table-cell table:style-name="Tabela7.A2" office:value-type="string">
            <text:p text:style-name="P106">Caso de teste</text:p>
          </table:table-cell>
          <table:table-cell table:style-name="Tabela7.B2" office:value-type="string">
            <text:p text:style-name="P41"><text:bookmark-start text:name="__DdeLink__214_12341575241"/>Testar o funcionamento do botão “<text:span text:style-name="T1">S</text:span>alvar”<text:bookmark-end text:name="__DdeLink__214_12341575241"/></text:p>
          </table:table-cell>
        </table:table-row>
        <table:table-row>
          <table:table-cell table:style-name="Tabela7.A2" office:value-type="string">
            <text:p text:style-name="P106">Pré-condição:</text:p>
          </table:table-cell>
          <table:table-cell table:style-name="Tabela7.B2" office:value-type="string">
            <text:p text:style-name="P52">Usuário responsável pelo cadastro de equipe médica</text:p>
          </table:table-cell>
        </table:table-row>
        <table:table-row>
          <table:table-cell table:style-name="Tabela7.A2" office:value-type="string">
            <text:p text:style-name="P115">Procedimento</text:p>
          </table:table-cell>
          <table:table-cell table:style-name="Tabela7.B2" office:value-type="string">
            <text:p text:style-name="P59"><text:span text:style-name="T6">1. </text:span>Acessar a tela <text:span text:style-name="T15">pelo menu lateral</text:span>: <text:span text:style-name="T16">Paciente</text:span> &gt; Novo cadastro.</text:p>
            <text:p text:style-name="P59"><text:span text:style-name="T6">2.</text:span> Preencher todos os campos obrigatórios.</text:p>
            <text:p text:style-name="P59"><text:span text:style-name="T6">3.</text:span> Preencher os demais campos contido nas abas: Pessoal, Contato, Endereço, Documentação. </text:p>
            <text:p text:style-name="P59"><text:span text:style-name="T6">4.</text:span> <text:span text:style-name="T1">Clicar no botão “Salvar”.</text:span></text:p>
          </table:table-cell>
        </table:table-row>
        <table:table-row>
          <table:table-cell table:style-name="Tabela7.A2" office:value-type="string">
            <text:p text:style-name="P115">Resultado esperado:</text:p>
          </table:table-cell>
          <table:table-cell table:style-name="Tabela7.B2" office:value-type="string">
            <text:p text:style-name="P98"><text:span text:style-name="T6">1.</text:span> <text:span text:style-name="T2">O sistema atualizará no Banco de Dados os dados referentes à “Paciente”.</text:span></text:p>
            <text:p text:style-name="P64"><text:span text:style-name="T6">2.</text:span> <text:span text:style-name="T3">O sistema exibirá a mesma tela em que estava.</text:span></text:p>
            <text:p text:style-name="P69"><text:span text:style-name="T6">3.</text:span> O sistema exibirá a mensagem padrão de operação realizada com sucesso.</text:p>
          </table:table-cell>
        </table:table-row>
      </table:table>
      <text:p text:style-name="P13"/>
      <text:p text:style-name="P13"/>
      <text:p text:style-name="P1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1">Contador:</text:p>
          </table:table-cell>
          <table:table-cell table:style-name="Tabela13.B1" office:value-type="string">
            <text:p text:style-name="P27">00<text:span text:style-name="T23">8</text:span></text:p>
          </table:table-cell>
        </table:table-row>
        <table:table-row>
          <table:table-cell table:style-name="Tabela13.A2" office:value-type="string">
            <text:p text:style-name="P111">Criticidade:</text:p>
          </table:table-cell>
          <table:table-cell table:style-name="Tabela13.B2" office:value-type="string">
            <text:p text:style-name="P27">Alta</text:p>
          </table:table-cell>
        </table:table-row>
        <table:table-row>
          <table:table-cell table:style-name="Tabela13.A2" office:value-type="string">
            <text:p text:style-name="P111">Localização:</text:p>
          </table:table-cell>
          <table:table-cell table:style-name="Tabela13.B2" office:value-type="string">
            <text:p text:style-name="P34"><text:span text:style-name="T23">Paciente</text:span> &gt; Novo cadastro</text:p>
          </table:table-cell>
        </table:table-row>
        <table:table-row>
          <table:table-cell table:style-name="Tabela13.A2" office:value-type="string">
            <text:p text:style-name="P111">Objeto de teste</text:p>
          </table:table-cell>
          <table:table-cell table:style-name="Tabela13.B2" office:value-type="string">
            <text:p text:style-name="P101">Verificação de máscaras</text:p>
          </table:table-cell>
        </table:table-row>
        <table:table-row>
          <table:table-cell table:style-name="Tabela13.A2" office:value-type="string">
            <text:p text:style-name="P111">Caso de teste</text:p>
          </table:table-cell>
          <table:table-cell table:style-name="Tabela13.B2" office:value-type="string">
            <text:p text:style-name="P46"><text:bookmark-start text:name="__DdeLink__214_123415752421"/>Testar o funcionamento do botão “<text:span text:style-name="T1">S</text:span>alvar”<text:bookmark-end text:name="__DdeLink__214_123415752421"/></text:p>
          </table:table-cell>
        </table:table-row>
        <table:table-row>
          <table:table-cell table:style-name="Tabela13.A2" office:value-type="string">
            <text:p text:style-name="P111">Pré-condição:</text:p>
          </table:table-cell>
          <table:table-cell table:style-name="Tabela13.B2" office:value-type="string">
            <text:p text:style-name="P57">Usuário responsável pelo cadastro de equipe médica</text:p>
          </table:table-cell>
        </table:table-row>
        <table:table-row>
          <table:table-cell table:style-name="Tabela13.A2" office:value-type="string">
            <text:p text:style-name="P120">Procedimento</text:p>
          </table:table-cell>
          <table:table-cell table:style-name="Tabela13.B2" office:value-type="string">
            <text:p text:style-name="P61"><text:span text:style-name="T6">1. </text:span>Acessar a tela <text:span text:style-name="T15">pelo menu lateral</text:span>: <text:span text:style-name="T23">Paciente</text:span> &gt; Novo cadastro.</text:p>
            <text:p text:style-name="P61"><text:span text:style-name="T6">2.</text:span> Preencher todos os campos obrigatórios.</text:p>
            <text:p text:style-name="P61"><text:span text:style-name="T6">3.</text:span> Preencher os demais campos contido nas abas: Pessoal, Contato, Endereço, Documentação. </text:p>
            <text:p text:style-name="P101"><text:span text:style-name="T6">4.</text:span> Digitar no campo CPF, uma <text:span text:style-name="T25">string</text:span> qualquer ou carácter diferente de números.</text:p>
            <text:p text:style-name="P61"><text:span text:style-name="T10">5</text:span><text:span text:style-name="T6">.</text:span> <text:span text:style-name="T1">Clicar no botão “Salvar”.</text:span></text:p>
          </table:table-cell>
        </table:table-row>
        <table:table-row>
          <table:table-cell table:style-name="Tabela13.A2" office:value-type="string">
            <text:p text:style-name="P120">Resultado esperado:</text:p>
          </table:table-cell>
          <table:table-cell table:style-name="Tabela13.B2" office:value-type="string">
            <text:p text:style-name="P101"><text:span text:style-name="T6">1.</text:span> O sistema deve impedir que o usuário <text:span text:style-name="T22">digite uma </text:span><text:span text:style-name="T26">string</text:span><text:span text:style-name="T22"> nesse campo, permitindo apenas inteiros com 11 dígitos</text:span>.</text:p>
            <text:p text:style-name="P66"><text:span text:style-name="T6">2.</text:span> <text:span text:style-name="T3">O sistema exibirá a mesma tela em que estava, com o campo em questão marcado na cor vermelha.</text:span></text:p>
            <text:p text:style-name="P72"><text:span text:style-name="T6">3.</text:span> O sistema exibirá a mensagem padrão de <text:span text:style-name="T21">erro.</text:span></text:p>
          </table:table-cell>
        </table:table-row>
      </table:table>
      <text:p text:style-name="P1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Contador:</text:p>
          </table:table-cell>
          <table:table-cell table:style-name="Tabela8.B1" office:value-type="string">
            <text:p text:style-name="P23">00<text:span text:style-name="T23">9</text:span></text:p>
          </table:table-cell>
        </table:table-row>
        <table:table-row>
          <table:table-cell table:style-name="Tabela8.A2" office:value-type="string">
            <text:p text:style-name="P107">Criticidade:</text:p>
          </table:table-cell>
          <table:table-cell table:style-name="Tabela8.B2" office:value-type="string">
            <text:p text:style-name="P74">Média</text:p>
          </table:table-cell>
        </table:table-row>
        <text:soft-page-break/>
        <table:table-row>
          <table:table-cell table:style-name="Tabela8.A2" office:value-type="string">
            <text:p text:style-name="P107">Localização:</text:p>
          </table:table-cell>
          <table:table-cell table:style-name="Tabela8.B2" office:value-type="string">
            <text:p text:style-name="P31"><text:span text:style-name="T17">Paciente</text:span> &gt; Novo cadastro</text:p>
          </table:table-cell>
        </table:table-row>
        <table:table-row>
          <table:table-cell table:style-name="Tabela8.A2" office:value-type="string">
            <text:p text:style-name="P107">Objeto de teste</text:p>
          </table:table-cell>
          <table:table-cell table:style-name="Tabela8.B2" office:value-type="string">
            <text:p text:style-name="P42">Operações referentes a inserção de dados</text:p>
          </table:table-cell>
        </table:table-row>
        <table:table-row>
          <table:table-cell table:style-name="Tabela8.A2" office:value-type="string">
            <text:p text:style-name="P107">Caso de teste</text:p>
          </table:table-cell>
          <table:table-cell table:style-name="Tabela8.B2" office:value-type="string">
            <text:p text:style-name="P42"><text:bookmark-start text:name="__DdeLink__226_12341575241"/>Testar o funcionamento do botão “<text:span text:style-name="T4">Cancelar</text:span>”<text:bookmark-end text:name="__DdeLink__226_12341575241"/></text:p>
          </table:table-cell>
        </table:table-row>
        <table:table-row>
          <table:table-cell table:style-name="Tabela8.A2" office:value-type="string">
            <text:p text:style-name="P107">Pré-condição:</text:p>
          </table:table-cell>
          <table:table-cell table:style-name="Tabela8.B2" office:value-type="string">
            <text:p text:style-name="P53">Usuário responsável pelo cadastro de equipe médica</text:p>
          </table:table-cell>
        </table:table-row>
        <table:table-row>
          <table:table-cell table:style-name="Tabela8.A2" office:value-type="string">
            <text:p text:style-name="P116">Procedimento</text:p>
          </table:table-cell>
          <table:table-cell table:style-name="Tabela8.B2" office:value-type="string">
            <text:p text:style-name="P74"><text:span text:style-name="T6">1.</text:span> Acessar a tela <text:span text:style-name="T4">Pesquisa de cadastro de Paciente clicando no botão</text:span>: Pesquisa de <text:span text:style-name="T17">Paciente</text:span> &gt; Ações &gt; Edição.</text:p>
            <text:p text:style-name="P74"><text:span text:style-name="T6">2.</text:span> <text:span text:style-name="T5">Escolher um dos campos para alterar com uma nova informação no formulário de edição de <text:s/>“Paciente”</text:span></text:p>
            <text:p text:style-name="P82"><text:span text:style-name="T6">3.</text:span> Clicar no botão “Cancelar”.</text:p>
          </table:table-cell>
        </table:table-row>
        <table:table-row>
          <table:table-cell table:style-name="Tabela8.A2" office:value-type="string">
            <text:p text:style-name="P116">Resultado esperado:</text:p>
          </table:table-cell>
          <table:table-cell table:style-name="Tabela8.B2" office:value-type="string">
            <text:p text:style-name="P82"><text:span text:style-name="T6">1.</text:span> O sistema voltará para página de “Pesquisa de cadastro de <text:span text:style-name="T17">Paciente</text:span>”, com os antigos valores do cadastro do <text:span text:style-name="T17">paciente</text:span> de cada campo não alterados.</text:p>
          </table:table-cell>
        </table:table-row>
      </table:table>
      <text:p text:style-name="P14"/>
      <text:p text:style-name="P14"/>
      <text:p text:style-name="P1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8">Contador:</text:p>
          </table:table-cell>
          <table:table-cell table:style-name="Tabela9.B1" office:value-type="string">
            <text:p text:style-name="P24">0<text:span text:style-name="T23">10</text:span></text:p>
          </table:table-cell>
        </table:table-row>
        <table:table-row>
          <table:table-cell table:style-name="Tabela9.A2" office:value-type="string">
            <text:p text:style-name="P108">Criticidade:</text:p>
          </table:table-cell>
          <table:table-cell table:style-name="Tabela9.B2" office:value-type="string">
            <text:p text:style-name="P87">Média</text:p>
          </table:table-cell>
        </table:table-row>
        <table:table-row>
          <table:table-cell table:style-name="Tabela9.A2" office:value-type="string">
            <text:p text:style-name="P108">Localização:</text:p>
          </table:table-cell>
          <table:table-cell table:style-name="Tabela9.B2" office:value-type="string">
            <text:p text:style-name="P32"><text:span text:style-name="T18">Paciente</text:span> &gt; Novo cadastro</text:p>
          </table:table-cell>
        </table:table-row>
        <table:table-row>
          <table:table-cell table:style-name="Tabela9.A2" office:value-type="string">
            <text:p text:style-name="P108">Objeto de teste</text:p>
          </table:table-cell>
          <table:table-cell table:style-name="Tabela9.B2" office:value-type="string">
            <text:p text:style-name="P43">Operações referentes a inserção de dados</text:p>
          </table:table-cell>
        </table:table-row>
        <table:table-row>
          <table:table-cell table:style-name="Tabela9.A2" office:value-type="string">
            <text:p text:style-name="P108">Caso de teste</text:p>
          </table:table-cell>
          <table:table-cell table:style-name="Tabela9.B2" office:value-type="string">
            <text:p text:style-name="P43">Testar o funcionamento do botão “<text:span text:style-name="T11">Editar</text:span>”</text:p>
          </table:table-cell>
        </table:table-row>
        <table:table-row>
          <table:table-cell table:style-name="Tabela9.A2" office:value-type="string">
            <text:p text:style-name="P108">Pré-condição:</text:p>
          </table:table-cell>
          <table:table-cell table:style-name="Tabela9.B2" office:value-type="string">
            <text:p text:style-name="P54">Usuário responsável pelo cadastro de equipe médica</text:p>
          </table:table-cell>
        </table:table-row>
        <table:table-row>
          <table:table-cell table:style-name="Tabela9.A2" office:value-type="string">
            <text:p text:style-name="P117">Procedimento</text:p>
          </table:table-cell>
          <table:table-cell table:style-name="Tabela9.B2" office:value-type="string">
            <text:p text:style-name="P75"><text:span text:style-name="T6">1.</text:span> Acessar a tela “<text:span text:style-name="T4">Pesquisa de cadastro de Paciente” clicando no botão</text:span>: Pesquisa de <text:span text:style-name="T29">Paciente</text:span> &gt; Ações &gt; Edição.</text:p>
            <text:p text:style-name="P75"><text:span text:style-name="T6">2.</text:span> <text:span text:style-name="T5">Escolher um dos campos para alterar com uma nova informação no formulário de edição de <text:s/>“Paciente”</text:span></text:p>
            <text:p text:style-name="P83"><text:span text:style-name="T6">3.</text:span> Clicar no botão “<text:span text:style-name="T11">Salvar</text:span>”.</text:p>
          </table:table-cell>
        </table:table-row>
        <table:table-row>
          <table:table-cell table:style-name="Tabela9.A2" office:value-type="string">
            <text:p text:style-name="P117">Resultado esperado:</text:p>
          </table:table-cell>
          <table:table-cell table:style-name="Tabela9.B2" office:value-type="string">
            <text:p text:style-name="P6"><text:span text:style-name="T7">1.</text:span><text:span text:style-name="T11"> O sistema exibirá a mesma tela em que estava.</text:span></text:p>
            <text:p text:style-name="P70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15"/>
      <text:p text:style-name="P15"/>
      <text:p text:style-name="P1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8">Contador:</text:p>
          </table:table-cell>
          <table:table-cell table:style-name="Tabela10.B1" office:value-type="string">
            <text:p text:style-name="P24">0<text:span text:style-name="T23">11</text:span></text:p>
          </table:table-cell>
        </table:table-row>
        <table:table-row>
          <table:table-cell table:style-name="Tabela10.A2" office:value-type="string">
            <text:p text:style-name="P108">Criticidade:</text:p>
          </table:table-cell>
          <table:table-cell table:style-name="Tabela10.B2" office:value-type="string">
            <text:p text:style-name="P87">Baixa</text:p>
          </table:table-cell>
        </table:table-row>
        <table:table-row>
          <table:table-cell table:style-name="Tabela10.A2" office:value-type="string">
            <text:p text:style-name="P108">Localização:</text:p>
          </table:table-cell>
          <table:table-cell table:style-name="Tabela10.B2" office:value-type="string">
            <text:p text:style-name="P32"><text:span text:style-name="T18">Paciente</text:span> &gt; Novo cadastro</text:p>
          </table:table-cell>
        </table:table-row>
        <table:table-row>
          <table:table-cell table:style-name="Tabela10.A2" office:value-type="string">
            <text:p text:style-name="P108">Objeto de teste</text:p>
          </table:table-cell>
          <table:table-cell table:style-name="Tabela10.B2" office:value-type="string">
            <text:p text:style-name="P43">Operações referentes a <text:span text:style-name="T28">manutenção</text:span> de dados</text:p>
          </table:table-cell>
        </table:table-row>
        <table:table-row>
          <table:table-cell table:style-name="Tabela10.A2" office:value-type="string">
            <text:p text:style-name="P108">Caso de teste</text:p>
          </table:table-cell>
          <table:table-cell table:style-name="Tabela10.B2" office:value-type="string">
            <text:p text:style-name="P43">Testar o funcionamento do botão “<text:span text:style-name="T12">Visualizar</text:span>”</text:p>
          </table:table-cell>
        </table:table-row>
        <table:table-row>
          <table:table-cell table:style-name="Tabela10.A2" office:value-type="string">
            <text:p text:style-name="P108">Pré-condição:</text:p>
          </table:table-cell>
          <table:table-cell table:style-name="Tabela10.B2" office:value-type="string">
            <text:p text:style-name="P54">Usuário responsável pelo cadastro de equipe médica</text:p>
          </table:table-cell>
        </table:table-row>
        <table:table-row>
          <table:table-cell table:style-name="Tabela10.A2" office:value-type="string">
            <text:p text:style-name="P117">Procedimento</text:p>
          </table:table-cell>
          <table:table-cell table:style-name="Tabela10.B2" office:value-type="string">
            <text:p text:style-name="P75"><text:span text:style-name="T6">1.</text:span> Acessar a tela <text:span text:style-name="T4">Pesquisa de cadastro de Paciente clicando no botão</text:span>: Pesquisa de <text:span text:style-name="T18">Paciente</text:span> &gt; Ações &gt; <text:span text:style-name="T12">Visualiza detalhes da linha selecionada</text:span>.</text:p>
            <text:p text:style-name="P90"><text:soft-page-break/></text:p>
          </table:table-cell>
        </table:table-row>
        <table:table-row>
          <table:table-cell table:style-name="Tabela10.A2" office:value-type="string">
            <text:p text:style-name="P117">Resultado esperado:</text:p>
          </table:table-cell>
          <table:table-cell table:style-name="Tabela10.B2" office:value-type="string">
            <text:p text:style-name="P75"><text:span text:style-name="T8">1</text:span><text:span text:style-name="T6">.</text:span> <text:span text:style-name="T12">O sistema exibe a tela “Detalhes do cadastro – Paciente”, com as informações do cadastro selecionado.</text:span></text:p>
            <text:p text:style-name="P83"><text:span text:style-name="T8">2</text:span><text:span text:style-name="T6">.</text:span> Clicar no botão “<text:span text:style-name="T12">Voltar para pesquisa</text:span>”.</text:p>
            <text:p text:style-name="P90"><text:span text:style-name="T6">3.</text:span> O sistema voltará para tela “Pesquisa de cadastro – <text:span text:style-name="T18">Paciente</text:span>”.</text:p>
          </table:table-cell>
        </table:table-row>
      </table:table>
      <text:p text:style-name="P15"/>
      <text:p text:style-name="P15"/>
      <text:p text:style-name="P1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9">Contador:</text:p>
          </table:table-cell>
          <table:table-cell table:style-name="Tabela11.B1" office:value-type="string">
            <text:p text:style-name="P25">0<text:span text:style-name="T19">12</text:span></text:p>
          </table:table-cell>
        </table:table-row>
        <table:table-row>
          <table:table-cell table:style-name="Tabela11.A2" office:value-type="string">
            <text:p text:style-name="P109">Criticidade:</text:p>
          </table:table-cell>
          <table:table-cell table:style-name="Tabela11.B2" office:value-type="string">
            <text:p text:style-name="P94">Média</text:p>
          </table:table-cell>
        </table:table-row>
        <table:table-row>
          <table:table-cell table:style-name="Tabela11.A2" office:value-type="string">
            <text:p text:style-name="P109">Localização:</text:p>
          </table:table-cell>
          <table:table-cell table:style-name="Tabela11.B2" office:value-type="string">
            <text:p text:style-name="P33"><text:span text:style-name="T19">Paciente</text:span> &gt; Novo cadastro</text:p>
          </table:table-cell>
        </table:table-row>
        <table:table-row>
          <table:table-cell table:style-name="Tabela11.A2" office:value-type="string">
            <text:p text:style-name="P109">Objeto de teste</text:p>
          </table:table-cell>
          <table:table-cell table:style-name="Tabela11.B2" office:value-type="string">
            <text:p text:style-name="P44">Operações referentes a <text:span text:style-name="T28">manutenção</text:span> de dados</text:p>
          </table:table-cell>
        </table:table-row>
        <table:table-row>
          <table:table-cell table:style-name="Tabela11.A2" office:value-type="string">
            <text:p text:style-name="P109">Caso de teste</text:p>
          </table:table-cell>
          <table:table-cell table:style-name="Tabela11.B2" office:value-type="string">
            <text:p text:style-name="P44">Testar o funcionamento do botão “<text:span text:style-name="T13">Excluir</text:span>”</text:p>
          </table:table-cell>
        </table:table-row>
        <table:table-row>
          <table:table-cell table:style-name="Tabela11.A2" office:value-type="string">
            <text:p text:style-name="P109">Pré-condição:</text:p>
          </table:table-cell>
          <table:table-cell table:style-name="Tabela11.B2" office:value-type="string">
            <text:p text:style-name="P55">Usuário responsável pelo cadastro de equipe médica</text:p>
          </table:table-cell>
        </table:table-row>
        <table:table-row>
          <table:table-cell table:style-name="Tabela11.A2" office:value-type="string">
            <text:p text:style-name="P118">Procedimento</text:p>
          </table:table-cell>
          <table:table-cell table:style-name="Tabela11.B2" office:value-type="string">
            <text:p text:style-name="P76"><text:span text:style-name="T6">1.</text:span> Acessar a tela <text:span text:style-name="T4">Pesquisa de cadastro de Paciente clicando no botão</text:span>: Pesquisa de <text:span text:style-name="T19">Paciente</text:span> &gt; Ações &gt; <text:span text:style-name="T13">Excluir a linha selecionada</text:span>.</text:p>
            <text:p text:style-name="P91"/>
          </table:table-cell>
        </table:table-row>
        <table:table-row>
          <table:table-cell table:style-name="Tabela11.A2" office:value-type="string">
            <text:p text:style-name="P118">Resultado esperado:</text:p>
          </table:table-cell>
          <table:table-cell table:style-name="Tabela11.B2" office:value-type="string">
            <text:p text:style-name="P76"><text:span text:style-name="T8">1</text:span><text:span text:style-name="T6">.</text:span> <text:span text:style-name="T12">O sistema exibirá um caixa “Exclusão de cadastro – Paciente”, com a seguinte informação: Deseja realmente excluir o cadastro de Paciente?</text:span></text:p>
            <text:p text:style-name="P84"><text:span text:style-name="T8">2</text:span><text:span text:style-name="T6">.</text:span> Clicar no botão “<text:span text:style-name="T14">Não</text:span>”.</text:p>
            <text:p text:style-name="P96"><text:span text:style-name="T6">3.</text:span> O sistema voltará para tela “Pesquisa de cadastro – <text:span text:style-name="T19">Paciente</text:span>”</text:p>
            <text:p text:style-name="P96"><text:span text:style-name="T6">4.</text:span> Clicar no botão “Sim”.</text:p>
            <text:p text:style-name="P91"><text:span text:style-name="T9">5</text:span><text:span text:style-name="T6">.</text:span> O sistema voltará para tela “Pesquisa de cadastro – <text:span text:style-name="T19">Paciente</text:span>”.</text:p>
            <text:p text:style-name="P96"><text:span text:style-name="T6">6.</text:span> O sistema excluíra a linha equivalente ao <text:span text:style-name="T19">paciente</text:span> escolhido para exclusão.</text:p>
          </table:table-cell>
        </table:table-row>
      </table:table>
      <text:p text:style-name="P16"/>
      <text:p text:style-name="P16"/>
      <text:p text:style-name="P122">Administrador</text:p>
      <text:p text:style-name="P122"/>
      <text:p text:style-name="P12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5">Contador:</text:p>
          </table:table-cell>
          <table:table-cell table:style-name="Tabela14.B1" office:value-type="string">
            <text:p text:style-name="P127">0<text:span text:style-name="T29">13</text:span></text:p>
          </table:table-cell>
        </table:table-row>
        <table:table-row>
          <table:table-cell table:style-name="Tabela14.A2" office:value-type="string">
            <text:p text:style-name="P125">Criticidade:</text:p>
          </table:table-cell>
          <table:table-cell table:style-name="Tabela14.B2" office:value-type="string">
            <text:p text:style-name="P127">Alta</text:p>
          </table:table-cell>
        </table:table-row>
        <table:table-row>
          <table:table-cell table:style-name="Tabela14.A2" office:value-type="string">
            <text:p text:style-name="P125">Localização:</text:p>
          </table:table-cell>
          <table:table-cell table:style-name="Tabela14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4.A2" office:value-type="string">
            <text:p text:style-name="P125">Objeto de teste</text:p>
          </table:table-cell>
          <table:table-cell table:style-name="Tabela14.B2" office:value-type="string">
            <text:p text:style-name="P129">Operações referentes a inserção de dados</text:p>
          </table:table-cell>
        </table:table-row>
        <table:table-row>
          <table:table-cell table:style-name="Tabela14.A2" office:value-type="string">
            <text:p text:style-name="P125">Caso de teste</text:p>
          </table:table-cell>
          <table:table-cell table:style-name="Tabela14.B2" office:value-type="string">
            <text:p text:style-name="P129"><text:bookmark-start text:name="__DdeLink__214_12341575243"/>Testar o funcionamento do botão “<text:span text:style-name="T1">S</text:span>alvar”<text:bookmark-end text:name="__DdeLink__214_12341575243"/></text:p>
          </table:table-cell>
        </table:table-row>
        <table:table-row>
          <table:table-cell table:style-name="Tabela14.A2" office:value-type="string">
            <text:p text:style-name="P125">Pré-condição:</text:p>
          </table:table-cell>
          <table:table-cell table:style-name="Tabela14.B2" office:value-type="string">
            <text:p text:style-name="P130">Usuário responsável pelo cadastro de equipe médica</text:p>
          </table:table-cell>
        </table:table-row>
        <table:table-row>
          <table:table-cell table:style-name="Tabela14.A2" office:value-type="string">
            <text:p text:style-name="P126">Procedimento</text:p>
          </table:table-cell>
          <table:table-cell table:style-name="Tabela14.B2" office:value-type="string">
            <text:p text:style-name="P131"><text:span text:style-name="T6">1. </text:span>Acessar a tela <text:span text:style-name="T15">pelo menu lateral</text:span>: <text:span text:style-name="T29">Administrador</text:span> &gt; Novo cadastro.</text:p>
            <text:p text:style-name="P131"><text:span text:style-name="T6">2.</text:span> Preencher todos os campos obrigatórios.</text:p>
            <text:p text:style-name="P131"><text:span text:style-name="T6">3.</text:span> Preencher os demais campos contido nas abas: Pessoal, Contato, Endereço, Documentação. </text:p>
            <text:p text:style-name="P131"><text:span text:style-name="T6">4.</text:span> <text:span text:style-name="T1">Clicar no botão “Salvar”.</text:span></text:p>
          </table:table-cell>
        </table:table-row>
        <text:soft-page-break/>
        <table:table-row>
          <table:table-cell table:style-name="Tabela14.A2" office:value-type="string">
            <text:p text:style-name="P126">Resultado esperado:</text:p>
          </table:table-cell>
          <table:table-cell table:style-name="Tabela14.B2" office:value-type="string">
            <text:p text:style-name="P132"><text:span text:style-name="T6">1.</text:span> <text:span text:style-name="T2">O sistema atualizará no Banco de Dados os dados referentes à “Administrador”.</text:span></text:p>
            <text:p text:style-name="P133"><text:span text:style-name="T6">2.</text:span> <text:span text:style-name="T3">O sistema exibirá a mesma tela em que estava.</text:span></text:p>
            <text:p text:style-name="P134"><text:span text:style-name="T6">3.</text:span> O sistema exibirá a mensagem padrão de operação realizada com sucesso.</text:p>
          </table:table-cell>
        </table:table-row>
      </table:table>
      <text:p text:style-name="P123"/>
      <text:p text:style-name="P123"/>
      <text:p text:style-name="P12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5">Contador:</text:p>
          </table:table-cell>
          <table:table-cell table:style-name="Tabela15.B1" office:value-type="string">
            <text:p text:style-name="P127">0<text:span text:style-name="T29">14</text:span></text:p>
          </table:table-cell>
        </table:table-row>
        <table:table-row>
          <table:table-cell table:style-name="Tabela15.A2" office:value-type="string">
            <text:p text:style-name="P125">Criticidade:</text:p>
          </table:table-cell>
          <table:table-cell table:style-name="Tabela15.B2" office:value-type="string">
            <text:p text:style-name="P127">Alta</text:p>
          </table:table-cell>
        </table:table-row>
        <table:table-row>
          <table:table-cell table:style-name="Tabela15.A2" office:value-type="string">
            <text:p text:style-name="P125">Localização:</text:p>
          </table:table-cell>
          <table:table-cell table:style-name="Tabela15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5.A2" office:value-type="string">
            <text:p text:style-name="P125">Objeto de teste</text:p>
          </table:table-cell>
          <table:table-cell table:style-name="Tabela15.B2" office:value-type="string">
            <text:p text:style-name="P135">Verificação de máscaras</text:p>
          </table:table-cell>
        </table:table-row>
        <table:table-row>
          <table:table-cell table:style-name="Tabela15.A2" office:value-type="string">
            <text:p text:style-name="P125">Caso de teste</text:p>
          </table:table-cell>
          <table:table-cell table:style-name="Tabela15.B2" office:value-type="string">
            <text:p text:style-name="P129"><text:bookmark-start text:name="__DdeLink__214_1234157524211"/>Testar o funcionamento do botão “<text:span text:style-name="T1">S</text:span>alvar”<text:bookmark-end text:name="__DdeLink__214_1234157524211"/></text:p>
          </table:table-cell>
        </table:table-row>
        <table:table-row>
          <table:table-cell table:style-name="Tabela15.A2" office:value-type="string">
            <text:p text:style-name="P125">Pré-condição:</text:p>
          </table:table-cell>
          <table:table-cell table:style-name="Tabela15.B2" office:value-type="string">
            <text:p text:style-name="P130">Usuário responsável pelo cadastro de equipe médica</text:p>
          </table:table-cell>
        </table:table-row>
        <table:table-row>
          <table:table-cell table:style-name="Tabela15.A2" office:value-type="string">
            <text:p text:style-name="P126">Procedimento</text:p>
          </table:table-cell>
          <table:table-cell table:style-name="Tabela15.B2" office:value-type="string">
            <text:p text:style-name="P131"><text:span text:style-name="T6">1. </text:span>Acessar a tela <text:span text:style-name="T15">pelo menu lateral</text:span>: <text:span text:style-name="T29">Administrador</text:span> Novo cadastro.</text:p>
            <text:p text:style-name="P131"><text:span text:style-name="T6">2.</text:span> Preencher todos os campos obrigatórios.</text:p>
            <text:p text:style-name="P131"><text:span text:style-name="T6">3.</text:span> Preencher os demais campos contido nas abas: Pessoal, Contato, Endereço, Documentação. </text:p>
            <text:p text:style-name="P135"><text:span text:style-name="T6">4.</text:span> Digitar no campo CPF, uma <text:span text:style-name="T25">string</text:span> qualquer ou carácter diferente de números.</text:p>
            <text:p text:style-name="P131"><text:span text:style-name="T10">5</text:span><text:span text:style-name="T6">.</text:span> <text:span text:style-name="T1">Clicar no botão “Salvar”.</text:span></text:p>
          </table:table-cell>
        </table:table-row>
        <table:table-row>
          <table:table-cell table:style-name="Tabela15.A2" office:value-type="string">
            <text:p text:style-name="P126">Resultado esperado:</text:p>
          </table:table-cell>
          <table:table-cell table:style-name="Tabela15.B2" office:value-type="string">
            <text:p text:style-name="P135"><text:span text:style-name="T6">1.</text:span> O sistema deve impedir que o usuário <text:span text:style-name="T22">digite uma </text:span><text:span text:style-name="T26">string</text:span><text:span text:style-name="T22"> nesse campo, permitindo apenas inteiros com 11 dígitos</text:span>.</text:p>
            <text:p text:style-name="P133"><text:span text:style-name="T6">2.</text:span> <text:span text:style-name="T3">O sistema exibirá a mesma tela em que estava, com o campo em questão marcado na cor vermelha.</text:span></text:p>
            <text:p text:style-name="P134"><text:span text:style-name="T6">3.</text:span> O sistema exibirá a mensagem padrão de <text:span text:style-name="T21">erro.</text:span></text:p>
          </table:table-cell>
        </table:table-row>
      </table:table>
      <text:p text:style-name="P123"/>
      <text:p text:style-name="P123"/>
      <text:p text:style-name="P12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5">Contador:</text:p>
          </table:table-cell>
          <table:table-cell table:style-name="Tabela16.B1" office:value-type="string">
            <text:p text:style-name="P127">0<text:span text:style-name="T29">15</text:span></text:p>
          </table:table-cell>
        </table:table-row>
        <table:table-row>
          <table:table-cell table:style-name="Tabela16.A2" office:value-type="string">
            <text:p text:style-name="P125">Criticidade:</text:p>
          </table:table-cell>
          <table:table-cell table:style-name="Tabela16.B2" office:value-type="string">
            <text:p text:style-name="P136">Média</text:p>
          </table:table-cell>
        </table:table-row>
        <table:table-row>
          <table:table-cell table:style-name="Tabela16.A2" office:value-type="string">
            <text:p text:style-name="P125">Localização:</text:p>
          </table:table-cell>
          <table:table-cell table:style-name="Tabela16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6.A2" office:value-type="string">
            <text:p text:style-name="P125">Objeto de teste</text:p>
          </table:table-cell>
          <table:table-cell table:style-name="Tabela16.B2" office:value-type="string">
            <text:p text:style-name="P129">Operações referentes a inserção de dados</text:p>
          </table:table-cell>
        </table:table-row>
        <table:table-row>
          <table:table-cell table:style-name="Tabela16.A2" office:value-type="string">
            <text:p text:style-name="P125">Caso de teste</text:p>
          </table:table-cell>
          <table:table-cell table:style-name="Tabela16.B2" office:value-type="string">
            <text:p text:style-name="P129"><text:bookmark-start text:name="__DdeLink__226_123415752411"/>Testar o funcionamento do botão “<text:span text:style-name="T4">Cancelar</text:span>”<text:bookmark-end text:name="__DdeLink__226_123415752411"/></text:p>
          </table:table-cell>
        </table:table-row>
        <table:table-row>
          <table:table-cell table:style-name="Tabela16.A2" office:value-type="string">
            <text:p text:style-name="P125">Pré-condição:</text:p>
          </table:table-cell>
          <table:table-cell table:style-name="Tabela16.B2" office:value-type="string">
            <text:p text:style-name="P130">Usuário responsável pelo cadastro de equipe médica</text:p>
          </table:table-cell>
        </table:table-row>
        <table:table-row>
          <table:table-cell table:style-name="Tabela16.A2" office:value-type="string">
            <text:p text:style-name="P126">Procedimento</text:p>
          </table:table-cell>
          <table:table-cell table:style-name="Tabela16.B2" office:value-type="string">
            <text:p text:style-name="P136"><text:span text:style-name="T6">1.</text:span> Acessar a tela <text:span text:style-name="T4">Pesquisa de cadastro de Administrador clicando no botão</text:span>: Pesquisa de <text:span text:style-name="T29">Administrador</text:span> &gt; Ações &gt; Edição.</text:p>
            <text:p text:style-name="P136"><text:span text:style-name="T6">2.</text:span> <text:span text:style-name="T5">Escolher um dos campos para alterar com uma nova informação no formulário de edição de <text:s/>“Administrador”</text:span></text:p>
            <text:p text:style-name="P137"><text:span text:style-name="T6">3.</text:span> Clicar no botão “Cancelar”.</text:p>
          </table:table-cell>
        </table:table-row>
        <table:table-row>
          <table:table-cell table:style-name="Tabela16.A2" office:value-type="string">
            <text:p text:style-name="P126">Resultado esperado:</text:p>
          </table:table-cell>
          <table:table-cell table:style-name="Tabela16.B2" office:value-type="string">
            <text:p text:style-name="P137"><text:span text:style-name="T6">1.</text:span> O sistema voltará para página de “Pesquisa de cadastro de <text:span text:style-name="T29">Administrador</text:span>”, com os antigos valores do cadastro do <text:span text:style-name="T29">administrador</text:span> de cada campo não alterados.</text:p>
          </table:table-cell>
        </table:table-row>
      </table:table>
      <text:p text:style-name="P123"><text:soft-page-break/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25">Contador:</text:p>
          </table:table-cell>
          <table:table-cell table:style-name="Tabela17.B1" office:value-type="string">
            <text:p text:style-name="P127">0<text:span text:style-name="T23">16</text:span></text:p>
          </table:table-cell>
        </table:table-row>
        <table:table-row>
          <table:table-cell table:style-name="Tabela17.A2" office:value-type="string">
            <text:p text:style-name="P125">Criticidade:</text:p>
          </table:table-cell>
          <table:table-cell table:style-name="Tabela17.B2" office:value-type="string">
            <text:p text:style-name="P138">Média</text:p>
          </table:table-cell>
        </table:table-row>
        <table:table-row>
          <table:table-cell table:style-name="Tabela17.A2" office:value-type="string">
            <text:p text:style-name="P125">Localização:</text:p>
          </table:table-cell>
          <table:table-cell table:style-name="Tabela17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7.A2" office:value-type="string">
            <text:p text:style-name="P125">Objeto de teste</text:p>
          </table:table-cell>
          <table:table-cell table:style-name="Tabela17.B2" office:value-type="string">
            <text:p text:style-name="P129">Operações referentes a inserção de dados</text:p>
          </table:table-cell>
        </table:table-row>
        <table:table-row>
          <table:table-cell table:style-name="Tabela17.A2" office:value-type="string">
            <text:p text:style-name="P125">Caso de teste</text:p>
          </table:table-cell>
          <table:table-cell table:style-name="Tabela17.B2" office:value-type="string">
            <text:p text:style-name="P129">Testar o funcionamento do botão “<text:span text:style-name="T11">Editar</text:span>”</text:p>
          </table:table-cell>
        </table:table-row>
        <table:table-row>
          <table:table-cell table:style-name="Tabela17.A2" office:value-type="string">
            <text:p text:style-name="P125">Pré-condição:</text:p>
          </table:table-cell>
          <table:table-cell table:style-name="Tabela17.B2" office:value-type="string">
            <text:p text:style-name="P130">Usuário responsável pelo cadastro de equipe médica</text:p>
          </table:table-cell>
        </table:table-row>
        <table:table-row>
          <table:table-cell table:style-name="Tabela17.A2" office:value-type="string">
            <text:p text:style-name="P126">Procedimento</text:p>
          </table:table-cell>
          <table:table-cell table:style-name="Tabela17.B2" office:value-type="string">
            <text:p text:style-name="P136"><text:span text:style-name="T6">1.</text:span> Acessar a tela “<text:span text:style-name="T4">Pesquisa de cadastro de Administrador” clicando no botão</text:span>: Pesquisa de <text:span text:style-name="T29">Administrador</text:span> &gt; Ações &gt; Edição.</text:p>
            <text:p text:style-name="P136"><text:span text:style-name="T6">2.</text:span> <text:span text:style-name="T5">Escolher um dos campos para alterar com uma nova informação no formulário de edição de <text:s/>“Administrador”</text:span></text:p>
            <text:p text:style-name="P137"><text:span text:style-name="T6">3.</text:span> Clicar no botão “<text:span text:style-name="T11">Salvar</text:span>”.</text:p>
          </table:table-cell>
        </table:table-row>
        <table:table-row>
          <table:table-cell table:style-name="Tabela17.A2" office:value-type="string">
            <text:p text:style-name="P126">Resultado esperado:</text:p>
          </table:table-cell>
          <table:table-cell table:style-name="Tabela17.B2" office:value-type="string">
            <text:p text:style-name="P124"><text:span text:style-name="T7">1.</text:span><text:span text:style-name="T11"> O sistema exibirá a mesma tela em que estava.</text:span></text:p>
            <text:p text:style-name="P134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123"/>
      <text:p text:style-name="P123"/>
      <text:p text:style-name="P123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25">Contador:</text:p>
          </table:table-cell>
          <table:table-cell table:style-name="Tabela18.B1" office:value-type="string">
            <text:p text:style-name="P127">0<text:span text:style-name="T23">17</text:span></text:p>
          </table:table-cell>
        </table:table-row>
        <table:table-row>
          <table:table-cell table:style-name="Tabela18.A2" office:value-type="string">
            <text:p text:style-name="P125">Criticidade:</text:p>
          </table:table-cell>
          <table:table-cell table:style-name="Tabela18.B2" office:value-type="string">
            <text:p text:style-name="P138">Baixa</text:p>
          </table:table-cell>
        </table:table-row>
        <table:table-row>
          <table:table-cell table:style-name="Tabela18.A2" office:value-type="string">
            <text:p text:style-name="P125">Localização:</text:p>
          </table:table-cell>
          <table:table-cell table:style-name="Tabela18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8.A2" office:value-type="string">
            <text:p text:style-name="P125">Objeto de teste</text:p>
          </table:table-cell>
          <table:table-cell table:style-name="Tabela18.B2" office:value-type="string">
            <text:p text:style-name="P129">Operações referentes a <text:span text:style-name="T28">manutenção</text:span> de dados</text:p>
          </table:table-cell>
        </table:table-row>
        <table:table-row>
          <table:table-cell table:style-name="Tabela18.A2" office:value-type="string">
            <text:p text:style-name="P125">Caso de teste</text:p>
          </table:table-cell>
          <table:table-cell table:style-name="Tabela18.B2" office:value-type="string">
            <text:p text:style-name="P129">Testar o funcionamento do botão “<text:span text:style-name="T12">Visualizar</text:span>”</text:p>
          </table:table-cell>
        </table:table-row>
        <table:table-row>
          <table:table-cell table:style-name="Tabela18.A2" office:value-type="string">
            <text:p text:style-name="P125">Pré-condição:</text:p>
          </table:table-cell>
          <table:table-cell table:style-name="Tabela18.B2" office:value-type="string">
            <text:p text:style-name="P130">Usuário responsável pelo cadastro de equipe médica</text:p>
          </table:table-cell>
        </table:table-row>
        <table:table-row>
          <table:table-cell table:style-name="Tabela18.A2" office:value-type="string">
            <text:p text:style-name="P126">Procedimento</text:p>
          </table:table-cell>
          <table:table-cell table:style-name="Tabela18.B2" office:value-type="string">
            <text:p text:style-name="P136"><text:span text:style-name="T6">1.</text:span> Acessar a tela <text:span text:style-name="T4">Pesquisa de cadastro de Administrador clicando no botão</text:span>: Pesquisa de <text:span text:style-name="T29">Administrador</text:span> &gt; Ações &gt; <text:span text:style-name="T12">Visualiza detalhes da linha selecionada</text:span>.</text:p>
            <text:p text:style-name="P139"/>
          </table:table-cell>
        </table:table-row>
        <table:table-row>
          <table:table-cell table:style-name="Tabela18.A2" office:value-type="string">
            <text:p text:style-name="P126">Resultado esperado:</text:p>
          </table:table-cell>
          <table:table-cell table:style-name="Tabela18.B2" office:value-type="string">
            <text:p text:style-name="P136"><text:span text:style-name="T8">1</text:span><text:span text:style-name="T6">.</text:span> <text:span text:style-name="T12">O sistema exibe a tela “Detalhes do cadastro – Administrador”, com as informações do cadastro selecionado.</text:span></text:p>
            <text:p text:style-name="P137"><text:span text:style-name="T8">2</text:span><text:span text:style-name="T6">.</text:span> Clicar no botão “<text:span text:style-name="T12">Voltar para pesquisa</text:span>”.</text:p>
            <text:p text:style-name="P139"><text:span text:style-name="T6">3.</text:span> O sistema voltará para tela “Pesquisa de cadastro – <text:span text:style-name="T29">Administrador</text:span>”.</text:p>
          </table:table-cell>
        </table:table-row>
      </table:table>
      <text:p text:style-name="P123"/>
      <text:p text:style-name="P123"/>
      <text:p text:style-name="P12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25">Contador:</text:p>
          </table:table-cell>
          <table:table-cell table:style-name="Tabela19.B1" office:value-type="string">
            <text:p text:style-name="P127">0<text:span text:style-name="T19">18</text:span></text:p>
          </table:table-cell>
        </table:table-row>
        <table:table-row>
          <table:table-cell table:style-name="Tabela19.A2" office:value-type="string">
            <text:p text:style-name="P125">Criticidade:</text:p>
          </table:table-cell>
          <table:table-cell table:style-name="Tabela19.B2" office:value-type="string">
            <text:p text:style-name="P140">Média</text:p>
          </table:table-cell>
        </table:table-row>
        <table:table-row>
          <table:table-cell table:style-name="Tabela19.A2" office:value-type="string">
            <text:p text:style-name="P125">Localização:</text:p>
          </table:table-cell>
          <table:table-cell table:style-name="Tabela19.B2" office:value-type="string">
            <text:p text:style-name="P128"><text:span text:style-name="T29">Administrador</text:span> &gt; Novo cadastro</text:p>
          </table:table-cell>
        </table:table-row>
        <table:table-row>
          <table:table-cell table:style-name="Tabela19.A2" office:value-type="string">
            <text:p text:style-name="P125">Objeto de teste</text:p>
          </table:table-cell>
          <table:table-cell table:style-name="Tabela19.B2" office:value-type="string">
            <text:p text:style-name="P129">Operações referentes a <text:span text:style-name="T28">manutenção</text:span> de dados</text:p>
          </table:table-cell>
        </table:table-row>
        <table:table-row>
          <table:table-cell table:style-name="Tabela19.A2" office:value-type="string">
            <text:p text:style-name="P125">Caso de teste</text:p>
          </table:table-cell>
          <table:table-cell table:style-name="Tabela19.B2" office:value-type="string">
            <text:p text:style-name="P129">Testar o funcionamento do botão “<text:span text:style-name="T13">Excluir</text:span>”</text:p>
          </table:table-cell>
        </table:table-row>
        <text:soft-page-break/>
        <table:table-row>
          <table:table-cell table:style-name="Tabela19.A2" office:value-type="string">
            <text:p text:style-name="P125">Pré-condição:</text:p>
          </table:table-cell>
          <table:table-cell table:style-name="Tabela19.B2" office:value-type="string">
            <text:p text:style-name="P130">Usuário responsável pelo cadastro de equipe médica</text:p>
          </table:table-cell>
        </table:table-row>
        <table:table-row>
          <table:table-cell table:style-name="Tabela19.A2" office:value-type="string">
            <text:p text:style-name="P126">Procedimento</text:p>
          </table:table-cell>
          <table:table-cell table:style-name="Tabela19.B2" office:value-type="string">
            <text:p text:style-name="P136"><text:span text:style-name="T6">1.</text:span> Acessar a tela <text:span text:style-name="T4">Pesquisa de cadastro de Administrador clicando no botão</text:span>: Pesquisa de <text:span text:style-name="T29">Administrador</text:span> &gt; Ações &gt; <text:span text:style-name="T13">Excluir a linha selecionada</text:span>.</text:p>
            <text:p text:style-name="P139"/>
          </table:table-cell>
        </table:table-row>
        <table:table-row>
          <table:table-cell table:style-name="Tabela19.A2" office:value-type="string">
            <text:p text:style-name="P126">Resultado esperado:</text:p>
          </table:table-cell>
          <table:table-cell table:style-name="Tabela19.B2" office:value-type="string">
            <text:p text:style-name="P136"><text:span text:style-name="T8">1</text:span><text:span text:style-name="T6">.</text:span> <text:span text:style-name="T12">O sistema exibirá um caixa “Exclusão de cadastro – Administrador”, com a seguinte informação: Deseja realmente excluir o cadastro de Administrador?</text:span></text:p>
            <text:p text:style-name="P137"><text:span text:style-name="T8">2</text:span><text:span text:style-name="T6">.</text:span> Clicar no botão “<text:span text:style-name="T14">Não</text:span>”.</text:p>
            <text:p text:style-name="P141"><text:span text:style-name="T6">3.</text:span> O sistema voltará para tela “Pesquisa de cadastro – <text:span text:style-name="T29">Administrador</text:span>”</text:p>
            <text:p text:style-name="P141"><text:span text:style-name="T6">4.</text:span> Clicar no botão “Sim”.</text:p>
            <text:p text:style-name="P139"><text:span text:style-name="T9">5</text:span><text:span text:style-name="T6">.</text:span> O sistema voltará para tela “Pesquisa de cadastro – <text:span text:style-name="T29">Administrador</text:span>”.</text:p>
            <text:p text:style-name="P141"><text:span text:style-name="T6">6.</text:span> O sistema excluíra a linha equivalente ao <text:span text:style-name="T29">administrador</text:span> escolhido para exclusão.</text:p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m1" text:anchor-type="paragraph" svg:y="-1.231cm" svg:width="7.865cm" svg:height="2.785cm" draw:z-index="0"><draw:image xlink:href="Pictures/100002010000016100000077D319957F.png" xlink:type="simple" xlink:show="embed" xlink:actuate="onLoad"/></draw:frame></text:p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00:29.979248509</meta:creation-date>
    <dc:date>2015-05-20T15:39:24.544937587</dc:date>
    <meta:editing-duration>PT5H53M21S</meta:editing-duration>
    <meta:editing-cycles>35</meta:editing-cycles>
    <meta:generator>LibreOffice/4.2.8.2$Linux_X86_64 LibreOffice_project/420m0$Build-2</meta:generator>
    <meta:document-statistic meta:table-count="19" meta:image-count="1" meta:object-count="0" meta:page-count="9" meta:paragraph-count="365" meta:word-count="1994" meta:character-count="12997" meta:non-whitespace-character-count="11341"/>
  </office:meta>
</office:document-meta>
</file>